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10_13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10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Type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Joseph Blumenthal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September 18, 1896</text:p>
      <text:p text:style-name="P5">Month<text:tab/><text:tab/><text:tab/><text:tab/><text:tab/><text:tab/>September</text:p>
      <text:p text:style-name="P5">Year<text:tab/><text:tab/><text:tab/><text:tab/><text:tab/><text:tab/>1896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Letter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C/</text:p>
      <text:p text:style-name="P2"><text:s/>O/</text:p>
      <text:p text:style-name="P2"><text:s text:c="2"/>P/</text:p>
      <text:p text:style-name="P2"><text:s text:c="3"/>Y/</text:p>
      <text:p text:style-name="P3">Philadelphia, September 18th 1896/</text:p>
      <text:p text:style-name="P2">Honorable Joseph Blumenthal/</text:p>
      <text:p text:style-name="P2"><text:tab/>My Dear Sir/</text:p>
      <text:p text:style-name="P2"><text:tab/><text:tab/>I cannot remember whether I ever acknowledged receipt of/ the remittance for my two pupils. <text:s/>My health is improving, but not/ so much as to have enabled me to officiate, either on Rosh Hashanah or on/ Kippur. <text:s/>However, assisted by Gershon Levi, I walked yesterday morning/ to the Synagogue and remained till the last. <text:s/>It was unutterable satis-/faction to me to do so, particularly because my pupils, reared under my/ own tuition, requitted themselves creditably, while I felt constrained/ to remain silent./</text:p>
      <text:p text:style-name="P2"><text:tab/>I hope that you fasted well. <text:s/>I have not experienced/ any inconvenience. <text:s/>You will see Dr. H. P. <text:soft-page-break/>Mendes and Mr. Nieto. <text:s/>Can/ you favor me by thanking both for their good wishes. <text:s/>I must try to/ spare myself and save my daughter who has been my amanuensis./</text:p>
      <text:p text:style-name="P2"><text:tab/>With regard to the curriculum, I will say, that I/ must believe it to be the result of my colleagues' an[sic!] coworkers'/ deep thinking. <text:s/>Nevertheless it strikes me that portions of Yoreb Deah/ and also of Eben Ha-Ezer, would be preferable to Choshen Mishpat,/ excellent and indispensable as it was, when Din Torah was exercised by/ our Rabbis. <text:s/>I would have liked to have seen elocution lessons resumed./ <text:s/>They will not create orators, but they can improve the delivery of/ lectures. <text:s/>I do trust that shortly after the holidays, I shall find myself/ in a condition warranting my spending a day in the Seminary. <text:s/>In the/ interim accept my regards and good wishes/ Yours truly,/ S. MORAIS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05T14:30:20.28</meta:creation-date>
    <meta:document-statistic meta:table-count="0" meta:image-count="0" meta:object-count="0" meta:page-count="3" meta:paragraph-count="70" meta:word-count="425" meta:character-count="2827"/>
    <dc:date>2012-01-05T14:41:39.06</dc:date>
    <dc:creator>Penn Libraries</dc:creator>
    <meta:editing-duration>PT00H11M18S</meta:editing-duration>
    <meta:editing-cycles>1</meta:editing-cycles>
    <meta:generator>OpenOffice.org/3.2$Win32 OpenOffice.org_project/320m12$Build-9483</meta:generator>
  </office:meta>
</office:document-meta>
</file>